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text-properties fo:font-size="14pt" style:text-underline-style="solid" style:text-underline-width="auto" style:text-underline-color="font-color" style:font-size-asian="14pt" style:font-size-complex="14pt"/>
    </style:style>
    <style:style style:name="P3" style:family="paragraph" style:parent-style-name="Standard" style:list-style-name="L1"/>
    <style:style style:name="P4" style:family="paragraph" style:parent-style-name="Standard" style:list-style-name="L1">
      <style:text-properties fo:font-size="14pt" style:text-underline-style="solid" style:text-underline-width="auto" style:text-underline-color="font-color" style:font-size-asian="14pt" style:font-size-complex="14pt"/>
    </style:style>
    <style:style style:name="P5" style:family="paragraph" style:parent-style-name="Standard" style:list-style-name="L3"/>
    <style:style style:name="P6" style:family="paragraph" style:parent-style-name="Standard" style:list-style-name="L4">
      <style:text-properties fo:font-variant="normal" fo:text-transform="none" fo:color="#222222" style:font-name="Times New Roman" fo:font-size="12pt" fo:letter-spacing="normal" fo:font-style="normal" fo:font-weight="normal" style:font-size-asian="12pt" style:font-size-complex="12pt"/>
    </style:style>
    <style:style style:name="P7" style:family="paragraph" style:parent-style-name="Standard" style:list-style-name="L5"/>
    <style:style style:name="P8" style:family="paragraph" style:parent-style-name="Standard" style:list-style-name="L6"/>
    <style:style style:name="P9" style:family="paragraph" style:parent-style-name="Standard">
      <style:text-properties fo:font-weight="bold" style:font-weight-asian="bold" style:font-weight-complex="bold"/>
    </style:style>
    <style:style style:name="P10" style:family="paragraph" style:parent-style-name="Standard" style:list-style-name="L7"/>
    <style:style style:name="T1" style:family="text">
      <style:text-properties fo:font-weight="bold" style:font-weight-asian="bold" style:font-weight-complex="bold"/>
    </style:style>
    <style:style style:name="T2" style:family="text">
      <style:text-properties fo:font-size="14pt" style:font-size-asian="14pt" style:font-size-complex="14pt"/>
    </style:style>
    <style:style style:name="T3" style:family="text">
      <style:text-properties fo:font-size="14pt" style:text-underline-style="solid" style:text-underline-width="auto" style:text-underline-color="font-color" style:font-size-asian="14pt" style:font-size-complex="14pt"/>
    </style:style>
    <style:style style:name="T4" style:family="text">
      <style:text-properties fo:font-size="14pt" style:text-underline-style="none" style:font-size-asian="14pt" style:font-size-complex="14pt"/>
    </style:style>
    <style:style style:name="T5" style:family="text">
      <style:text-properties fo:font-size="14pt" style:text-underline-style="none" fo:font-weight="bold" style:font-size-asian="14pt" style:font-weight-asian="bold" style:font-size-complex="14pt" style:font-weight-complex="bold"/>
    </style:style>
    <style:style style:name="T6" style:family="text">
      <style:text-properties fo:font-size="14pt" fo:font-weight="bold" style:font-size-asian="14pt" style:font-weight-asian="bold" style:font-size-complex="14pt" style:font-weight-complex="bold"/>
    </style:style>
    <style:style style:name="T7" style:family="text">
      <style:text-properties fo:language="en" fo:country="US"/>
    </style:style>
    <style:style style:name="T8" style:family="text">
      <style:text-properties fo:language="en" fo:country="US" fo:font-weight="bold" style:font-weight-asian="bold" style:font-weight-complex="bold"/>
    </style:style>
    <style:style style:name="T9" style:family="text">
      <style:text-properties fo:language="en" fo:country="U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825941417782897494" text:style-name="L1">
        <text:list-item>
          <text:p text:style-name="P3"><text:span text:style-name="T3">Utilizatori si Roluri</text:span></text:p>
          <text:p text:style-name="P3"><text:span text:style-name="T5">a.</text:span><text:span text:style-name="T4"> <text:s text:c="7"/></text:span>asignarea mai multor roluri unui utilizator</text:p>
        </text:list-item>
      </text:list>
      <text:p text:style-name="Standard"/>
      <text:list xml:id="list36336184" text:continue-numbering="true" text:style-name="L1">
        <text:list-item>
          <text:p text:style-name="P4">Management Documente</text:p>
        </text:list-item>
      </text:list>
      <text:p text:style-name="Standard"/>
      <text:list xml:id="list3865239919527914544" text:style-name="L3">
        <text:list-header>
          <text:p text:style-name="P5"><text:span text:style-name="T6">a. <text:s text:c="6"/></text:span><text:span text:style-name="T1">Crearea unui nou document</text:span> pe baza unui template de document care va fi completat <text:span text:style-name="T1">prin interfata</text:span> cu informatiile necesare.</text:p>
          <text:p text:style-name="P5"/>
          <text:p text:style-name="P5"><text:span text:style-name="T6">b. <text:s text:c="7"/></text:span>Documentele create avand o vechime de maxim 30 zile de la ultima modificare, si care nu sunt incluse in niciun flux de documente sunt <text:span text:style-name="T1">automat programate pentru stergere</text:span>, iar stergerea efectiva se va realiza dupa 30 zile de cand a fost considerat eligibil pentru stergere.+ <text:span text:style-name="T1">operatia de programare pentru stergere</text:span> cat si cea de stergere efectiva este logata si <text:span text:style-name="T1">transmisa pe emailul utilizatorului proprietar </text:span>al documentului. </text:p>
          <text:p text:style-name="P5"/>
          <text:p text:style-name="P5"><text:span text:style-name="T6">c. <text:s text:c="8"/></text:span>Pentru fiecare document (creat cu ajutorul aplicatiei sau incarcat in aplicatie) sistemul trebuie sa poata <text:span text:style-name="T1">prezenta toate versiunile documentului</text:span>, </text:p>
          <text:p text:style-name="P5"/>
          <text:p text:style-name="P5"><text:span text:style-name="T6">d. <text:s text:c="8"/></text:span>proprietarul documentului trebuie sa aiba posibilitatea de a <text:span text:style-name="T1">semna electronic</text:span>. </text:p>
          <text:p text:style-name="P5"/>
          <text:p text:style-name="P5"><text:span text:style-name="T6">e. <text:s text:c="8"/></text:span><text:span text:style-name="T1">Editare documente</text:span>: Utilizatorul are posibilitatea sa modifice atat continutul documentului cat metadata prin intermediul aplicatiei pentru documentele create folosind aplicatia, sau partea de metadata si sa incarce alta versiune a acestuia pentru documentele incarcate in aplicatie. </text:p>
          <text:p text:style-name="P5"/>
          <text:p text:style-name="P5"><text:span text:style-name="T1">f. <text:s text:c="12"/>Stergere document</text:span>: Stergerea unui document se poate face doar daca documentul respectiv se gaseste in spatiul de lucru al aplicatiei si are statusul de DRAFT, nefiind implicat in niciun flux de documente. Stergerea poate fi efectuata atat de utilizatorul titular al documentului cat si de un utilizator cu rol de administrator. Operatia de stergere se va loga si se va trimite email la proprietarul documentului. </text:p>
        </text:list-header>
      </text:list>
      <text:p text:style-name="Standard"/>
      <text:p text:style-name="Standard"><text:tab/><text:span text:style-name="T6">g. </text:span><text:s text:c="11"/><text:span text:style-name="T1"><text:s/>Modificare stare document </text:span>- ??? In orice moment utilizatorul titular al documentului va putea sa ii schimbe statusul din DRAFT in FINAL si invers, cat timp documentul nu este inclus in niciun flux de documente. </text:p>
      <text:list xml:id="list3105091964849977352" text:style-name="L5">
        <text:list-item>
          <text:p text:style-name="P7">Daca unul sau mai multe documente au fost incluse in fluxuri de documente atunci ele vor aparea in zona task -uri initiate sau task -uri. Daca documentul nu a suferit nicio modificarea in fluxul de documente din care face parte atunci statusul lui va ramane pe FINAL. Daca documentul a suferit cel putin o modificare din partea utilizatorilor inplicati in fluxul de documente atunci statusul documentului se va modifica automat din FINAL in FINAL REVIZUIT.</text:p>
        </text:list-item>
        <text:list-item>
          <text:p text:style-name="P7"/>
        </text:list-item>
      </text:list>
      <text:p text:style-name="Standard"><text:s text:c="12"/></text:p>
      <text:p text:style-name="Standard"><text:s text:c="5"/></text:p>
      <text:p text:style-name="Standard"><text:s text:c="5"/><text:span text:style-name="T2">3. <text:s text:c="3"/></text:span><text:span text:style-name="T3">Fluxuri de documente</text:span></text:p>
      <text:p text:style-name="Standard"/>
      <text:p text:style-name="Standard"/>
      <text:p text:style-name="Standard"><text:s/><text:span text:style-name="T1">Initiator: </text:span></text:p>
      <text:list xml:id="list6218784952277977225" text:style-name="L6">
        <text:list-item>
          <text:p text:style-name="P8">Initiere flux - <text:s/>pasi:</text:p>
          <text:list>
            <text:list-item>
              <text:p text:style-name="P8">selectare tip flux din lista (ex: Dispozitia Rectorului)</text:p>
            </text:list-item>
            <text:list-item>
              <text:p text:style-name="P8">selectare tip finantare (Ca tipuri de finantare in cadrul acestui proces avem: Fara Finantare, Finantare din bugetul facultatii, Finantare din bugetul universitatii, Finantare <text:soft-page-break/>din proiecte sau granturi si Finantare combinata (facultate si grant). </text:p>
            </text:list-item>
          </text:list>
        </text:list-item>
        <text:list-item>
          <text:p text:style-name="P8">adaugare de documente la flux </text:p>
        </text:list-item>
        <text:list-item>
          <text:p text:style-name="P8">trimite flux mai departe(la urmatoarea persoana)</text:p>
        </text:list-item>
      </text:list>
      <text:p text:style-name="P9">P2, P3,....:</text:p>
      <text:list xml:id="list2787695320990721626" text:style-name="L7">
        <text:list-item>
          <text:p text:style-name="P10"><text:span text:style-name="T8">Raspunde: </text:span><text:span text:style-name="T7">Tipurile de raspunsuri posibile sunt: Aproba, Respinge si Necesita modificari. + comentariu raspuns (In cazul in care P2 se conecteaza in aplicatie, el va putea vedea in sectiunea task -uri acest proces. De acolo va putea vizualiza documentele din flux si va putea raspunde cererii printr-unul din cele 3 tipuri de raspuns. Deasemenea va putea adauga comentarii la raspunsul primit. <text:s/>Daca raspunsul primit de la P2 este Necesita modificari, atunci documentele din flux se vor intoarce catre initiator. Grupul acestora va disparea din zona task -uri de la P2 si va aparea in aceeasi zona pentru persoana care a initiat procesul. Aceasta modifica ceea ce i s-a cerut de catre P2 dupa care va isi va aproba acest pas pentru a revenit apoi in task -urile P2. In cazul raspunsurilor Aproba sau Respinge, procesul se termina cu raspunsul corespunzator, actiune ce va fi logata si pentru care se va trasmite email catre persoana care a initiat. )</text:span></text:p>
        </text:list-item>
        <text:list-item>
          <text:p text:style-name="P10"><text:span text:style-name="T8">Modificare documente flux : </text:span><text:span text:style-name="T9">Tot prin aplicatie P2 are posibilitatea de a modifica documentele incarcate de persoana care initiaza, evident cu modificarea statusului documentului din FINAL in FINAL REVIZUIT si cu modificarea versiunii documentului. </text:span></text:p>
        </text:list-item>
      </text:list>
      <text:list xml:id="list36335378" text:continue-list="list3865239919527914544" text:style-name="L3">
        <text:list-header>
          <text:p text:style-name="P5"/>
        </text:list-header>
      </text:list>
      <text:p text:style-name="P2">Informatii suplimentare:</text:p>
      <text:list xml:id="list91802063647586834" text:style-name="L4">
        <text:list-item>
          <text:p text:style-name="P6">daca documentul se creaza prin interfata aplicatiei (pe baza unui template) atunci se poate tine in BD atat documentul cat si campurile care au fost completate in template. Daca documentul a fost completat extern aplicatiei, iar apoi incarcat, atunci evident e mult mai greu de parsat pentru a completa campurile specifice. Astfel ca, daca documentul este creat prin interfata aplicatiei, apoi salvat si modificat exterior aplicatiei si incarcat din nou, atunci sugeram ca legatura dintre datele din BD cu care a fost completat initial template -ul si datele care au fost modificate exterior aplicatiei sa nu mai existe. Iar daca documentul a fost completat initial extern iar apoi incarcat in aplicatie atunci evident nu se mai pune problema retinerii datelor completate din document in BD, ci doar documentul.</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39M37S</meta:editing-duration>
    <meta:editing-cycles>5</meta:editing-cycles>
    <meta:generator>OpenOffice/4.1.1$Win32 OpenOffice.org_project/411m6$Build-9775</meta:generator>
    <dc:date>2017-01-15T16:15:38.90</dc:date>
    <dc:creator>Isabella Ienciu</dc:creator>
    <meta:document-statistic meta:table-count="0" meta:image-count="0" meta:object-count="0" meta:page-count="2" meta:paragraph-count="25" meta:word-count="746" meta:character-count="4836"/>
    <meta:user-defined meta:name="Info 1"/>
    <meta:user-defined meta:name="Info 2"/>
    <meta:user-defined meta:name="Info 3"/>
    <meta:user-defined meta:name="Info 4"/>
  </office:meta>
</office:document-meta>
</file>